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Standard" style:list-style-name="LFO1" style:family="paragraph"/>
    <style:style style:name="P5" style:parent-style-name="Standard" style:family="paragraph">
      <style:paragraph-properties fo:margin-left="0.7423in">
        <style:tab-stops/>
      </style:paragraph-properties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 style:text-position="sub 66.6%"/>
    </style:style>
    <style:style style:name="T8" style:parent-style-name="DefaultParagraphFont" style:family="text">
      <style:text-properties fo:font-style="italic" style:font-style-asian="italic" style:font-style-complex="italic" style:text-position="super 66.6%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 style:text-position="sub 66.6%"/>
    </style:style>
    <style:style style:name="T11" style:parent-style-name="DefaultParagraphFont" style:family="text">
      <style:text-properties fo:font-style="italic" style:font-style-asian="italic" style:font-style-complex="italic" style:text-position="super 66.6%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 style:text-position="sub 66.6%"/>
    </style:style>
    <style:style style:name="T14" style:parent-style-name="DefaultParagraphFont" style:family="text">
      <style:text-properties fo:font-style="italic" style:font-style-asian="italic" style:font-style-complex="italic" style:text-position="super 66.6%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 style:text-position="sub 66.6%"/>
    </style:style>
    <style:style style:name="T17" style:parent-style-name="DefaultParagraphFont" style:family="text">
      <style:text-properties fo:font-style="italic" style:font-style-asian="italic" style:font-style-complex="italic" style:text-position="super 66.6%"/>
    </style:style>
    <style:style style:name="P18" style:parent-style-name="Standard" style:family="paragraph">
      <style:paragraph-properties fo:margin-left="0.7423in">
        <style:tab-stops/>
      </style:paragraph-properties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 style:text-position="sub 66.6%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Standard" style:list-style-name="LFO1" style:family="paragraph"/>
    <style:style style:name="P23" style:parent-style-name="Standard" style:family="paragraph">
      <style:paragraph-properties fo:margin-left="0.7423in">
        <style:tab-stops/>
      </style:paragraph-properties>
    </style:style>
    <style:style style:name="P24" style:parent-style-name="Standard" style:list-style-name="LFO1" style:family="paragraph"/>
    <style:style style:family="graphic" style:name="a0">
      <style:graphic-properties style:vertical-pos="middle"/>
    </style:style>
  </office:automatic-styles>
  <office:body>
    <office:text text:use-soft-page-breaks="true">
      <text:p text:style-name="P1">PP (Parte de piata)</text:p>
      <text:p text:style-name="Standard"/>
      <text:p text:style-name="Standard">A/(A+B+C) * 100 ← pentru compania A</text:p>
      <text:p text:style-name="Standard">B/(A+B+C) * 100 ← pentru compania B</text:p>
      <text:p text:style-name="Standard">C/(A+B+C) * 100 ← pentru compania C</text:p>
      <text:p text:style-name="Standard"/>
      <text:p text:style-name="Standard">Leader este cel care are cel mai mare procent din <text:s/>PP</text:p>
      <text:p text:style-name="Standard">Challanger-ul este a doua companie dupa Leader</text:p>
      <text:p text:style-name="Standard"/>
      <text:p text:style-name="Standard">PRP<text:s/>(Parte Relativa de Piata) – se calculeaza raportat la Leader (in cazul in care nu se calculeaza pentru Leader) si raportat la Challanger (cand calculul se face pentru Leader) astfel</text:p>
      <text:p text:style-name="Standard"/>
      <text:p text:style-name="Standard">PRP Leader <text:s text:c="7"/>= V leader/V challanger</text:p>
      <text:p text:style-name="Standard">PRP Challanger <text:s/>= V challanger<text:s/>/ C leader</text:p>
      <text:p text:style-name="Standard">PRP CompX <text:s text:c="6"/>= <text:s/>V CompX/V leader</text:p>
      <text:p text:style-name="Standard"/>
      <text:p text:style-name="Standard">Performanta comerciala:</text:p>
      <text:p text:style-name="Standard">Se iau valorile din Anul n si Anul n+1 si se masoara evolutiile companiilor.</text:p>
      <text:p text:style-name="Standard"/>
      <text:p text:style-name="Standard"/>
      <text:p text:style-name="Standard">Aria Pietei:</text:p>
      <text:p text:style-name="Standard"><text:span text:style-name="T2">Gradul de concentrare a<text:s/></text:span><text:span text:style-name="T3">pietei</text:span>:</text:p>
      <text:p text:style-name="Standard"/>
      <text:p text:style-name="Standard">Gradul de concentrare a vanzarilor ne arata cum sunt distribuite in teritoriu diferite elemente ale pietie, cum sunt cerea/oferta sau punctele de vanzare.<text:s/>Acesta se apreciaza cu ajutorul a 3 indicatori:</text:p>
      <text:list text:style-name="LFO1" text:continue-numbering="true">
        <text:list-item>
          <text:p text:style-name="P4">Energia Informationala</text:p>
        </text:list-item>
      </text:list>
      <text:p text:style-name="P5"><text:span text:style-name="T6">E = p</text:span><text:span text:style-name="T7">1</text:span><text:span text:style-name="T8">2</text:span><text:span text:style-name="T9">+p</text:span><text:span text:style-name="T10">2</text:span><text:span text:style-name="T11">2</text:span><text:span text:style-name="T12">+…+p</text:span><text:span text:style-name="T13">i</text:span><text:span text:style-name="T14">2</text:span><text:span text:style-name="T15">+…+p</text:span><text:span text:style-name="T16">n</text:span><text:span text:style-name="T17">2</text:span></text:p>
      <text:p text:style-name="P18"><text:span text:style-name="T19">E</text:span><text:span text:style-name="T20">r</text:span><text:span text:style-name="T21">= (E-1/n)/(1-1/n)</text:span></text:p>
      <text:list text:style-name="LFO1" text:continue-numbering="true">
        <text:list-item>
          <text:p text:style-name="P22">Coeficientul lui Gini</text:p>
        </text:list-item>
      </text:list>
      <text:p text:style-name="P23">c=<draw:frame draw:style-name="a0" text:anchor-type="as-char" svg:x="0in" svg:y="0in" svg:width="0.76042in" svg:height="0.59375in" style:rel-width="scale" style:rel-height="scale"><draw:object xlink:href="Object 1/" xlink:type="simple" xlink:show="embed" xlink:actuate="onLoad"/></draw:frame></text:p>
      <text:list text:style-name="LFO1" text:continue-numbering="true">
        <text:list-item>
          <text:p text:style-name="P24">Densitatea retelei comerciale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iberiu Claudiu Dascal</dc:creator>
    <meta:creation-date>2022-06-21T10:55:00Z</meta:creation-date>
    <dc:date>2022-06-22T14:17:00Z</dc:date>
    <meta:template xlink:href="Normal.dotm" xlink:type="simple"/>
    <meta:editing-cycles>3</meta:editing-cycles>
    <meta:editing-duration>PT29940S</meta:editing-duration>
    <meta:document-statistic meta:page-count="1" meta:paragraph-count="2" meta:word-count="154" meta:character-count="1031" meta:row-count="7" meta:non-whitespace-character-count="879"/>
  </office:meta>
</office:document-meta>
</file>

<file path=Object 1/content.xml><?xml version="1.0" encoding="utf-8"?>
<mml:math xmlns:mml="http://www.w3.org/1998/Math/MathML" xmlns:m="http://schemas.openxmlformats.org/officeDocument/2006/math">
  <mml:msqrt>
    <mml:mfrac>
      <mml:mrow>
        <mml:mi mathvariant="normal">n</mml:mi>
        <mml:mi mathvariant="normal"> </mml:mi>
        <mml:mi mathvariant="normal">x</mml:mi>
        <mml:mi mathvariant="normal"> </mml:mi>
        <mml:mi mathvariant="normal">E</mml:mi>
        <mml:mo>-</mml:mo>
        <mml:mn>1</mml:mn>
      </mml:mrow>
      <mml:mrow>
        <mml:mi mathvariant="normal">n</mml:mi>
        <mml:mo>-</mml:mo>
        <mml:mn>1</mml:mn>
      </mml:mrow>
    </mml:mfrac>
  </mml:msqrt>
</mml:math>
</file>